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2.42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72.28mm"/>
    </style:style>
    <style:style style:name="co7" style:family="table-column">
      <style:table-column-properties fo:break-before="auto" style:column-width="18.56mm"/>
    </style:style>
    <style:style style:name="co8" style:family="table-column">
      <style:table-column-properties fo:break-before="auto" style:column-width="4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ff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83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80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9" style:family="table-cell" style:parent-style-name="Default">
      <style:table-cell-properties fo:border-bottom="none" fo:background-color="transparent" fo:border-left="0.74pt solid #000000" fo:border-right="none" fo:border-top="0.99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ackground-color="transparent" fo:border="none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52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order-bottom="none" fo:background-color="transparent" fo:border-left="none" fo:border-right="none" fo:border-top="0.74pt solid #000000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0.74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transparent" fo:border-left="none" fo:border-right="0.74pt solid #000000" fo:border-top="0.99pt solid #00000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74pt solid #000000" fo:border-left="none" fo:border-right="0.74pt solid #000000" fo:border-top="none"/>
    </style:style>
    <style:style style:name="ce124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4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table:style-name="ce2" office:value-type="string" calcext:value-type="string" table:number-columns-spanned="8" table:number-rows-spanned="1">
            <text:p>TMA4268 Statistical Learning V2023</text:p>
          </table:table-cell>
          <table:covered-table-cell table:number-columns-repeated="2" table:style-name="ce15"/>
          <table:covered-table-cell table:number-columns-repeated="5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8" table:number-rows-spanned="1">
            <text:p>Tentative weekly plan </text:p>
          </table:table-cell>
          <table:covered-table-cell table:number-columns-repeated="2" table:style-name="ce32"/>
          <table:covered-table-cell table:number-columns-repeated="5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32" table:number-columns-repeated="2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3" table:number-rows-spanned="1">
            <text:p>Monday, 10:15-12:00</text:p>
          </table:table-cell>
          <table:covered-table-cell table:number-columns-repeated="2" table:style-name="ce32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</text:p>
          </table:table-cell>
          <table:covered-table-cell table:number-columns-repeated="2" table:style-name="ce32"/>
          <table:table-cell table:number-columns-repeated="7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32"/>
          <table:table-cell table:number-columns-repeated="7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32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Thursday, 10:15-12:00</text:p>
          </table:table-cell>
          <table:table-cell table:style-name="ce32" table:number-columns-repeated="2"/>
          <table:table-cell table:number-columns-repeated="7"/>
        </table:table-row>
        <table:table-row table:style-name="ro3">
          <table:table-cell table:style-name="ce3"/>
          <table:table-cell table:style-name="ce32" table:number-columns-repeated="2"/>
          <table:table-cell table:number-columns-repeated="7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25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58" office:value-type="string" calcext:value-type="string">
            <text:p>Room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3-01-09" calcext:value-type="date">
            <text:p>09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52" office:value-type="string" calcext:value-type="string">
            <text:p><text:s/></text:p>
          </table:table-cell>
          <table:table-cell table:style-name="ce77" office:value-type="string" calcext:value-type="string">
            <text:p>Steffi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2" calcext:value-type="date">
            <text:p>12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53" office:value-type="string" calcext:value-type="string">
            <text:p><text:s/></text:p>
          </table:table-cell>
          <table:table-cell table:style-name="ce66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42"/>
          <table:table-cell table:style-name="ce66" office:value-type="date" office:date-value="2023-01-12" calcext:value-type="date">
            <text:p>12.01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R-course</text:p>
          </table:table-cell>
          <table:table-cell table:style-name="ce110" office:value-type="string" calcext:value-type="string">
            <text:p><text:s/></text:p>
          </table:table-cell>
          <table:table-cell table:style-name="ce6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3-01-16" calcext:value-type="date">
            <text:p>16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52" office:value-type="string" calcext:value-type="string">
            <text:p><text:s/></text:p>
          </table:table-cell>
          <table:table-cell table:style-name="ce77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9" calcext:value-type="date">
            <text:p>19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53" office:value-type="string" calcext:value-type="string">
            <text:p><text:s/></text:p>
          </table:table-cell>
          <table:table-cell table:style-name="ce6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6" office:value-type="date" office:date-value="2023-01-19" calcext:value-type="date">
            <text:p>19.01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Statistical learning RecEx</text:p>
          </table:table-cell>
          <table:table-cell table:style-name="ce110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3-01-23" calcext:value-type="date">
            <text:p>23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52"/>
          <table:table-cell table:style-name="ce119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26" calcext:value-type="date">
            <text:p>26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53"/>
          <table:table-cell table:style-name="ce6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6" office:value-type="date" office:date-value="2023-01-26" calcext:value-type="date">
            <text:p>26.01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Linear regression RecEx</text:p>
          </table:table-cell>
          <table:table-cell table:style-name="ce110"/>
          <table:table-cell table:style-name="ce6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3-01-30" calcext:value-type="date">
            <text:p>30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52"/>
          <table:table-cell table:style-name="ce77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2" calcext:value-type="date">
            <text:p>02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53"/>
          <table:table-cell table:style-name="ce6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4" office:value-type="date" office:date-value="2023-02-02" calcext:value-type="date">
            <text:p>02.02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Classification RecEx</text:p>
          </table:table-cell>
          <table:table-cell table:style-name="ce110"/>
          <table:table-cell table:style-name="ce6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3-02-06" calcext:value-type="date">
            <text:p>06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/>
          <table:table-cell table:style-name="ce120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9" calcext:value-type="date">
            <text:p>09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53"/>
          <table:table-cell table:style-name="ce121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4" office:value-type="date" office:date-value="2023-02-09" calcext:value-type="date">
            <text:p>09.02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Resampling RecEx</text:p>
          </table:table-cell>
          <table:table-cell table:style-name="ce110"/>
          <table:table-cell table:style-name="ce122" office:value-type="string" calcext:value-type="string">
            <text:p>Kenneth?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date" office:date-value="2023-02-13" calcext:value-type="date">
            <text:p>13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52"/>
          <table:table-cell table:style-name="ce77" office:value-type="string" calcext:value-type="string">
            <text:p>Emma and Daesoo?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16" calcext:value-type="date">
            <text:p>16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53"/>
          <table:table-cell table:style-name="ce6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4" office:value-type="date" office:date-value="2023-02-16" calcext:value-type="date">
            <text:p>16.02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Compulsory Exercise 1</text:p>
          </table:table-cell>
          <table:table-cell table:style-name="ce110"/>
          <table:table-cell table:style-name="ce6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3-02-20" calcext:value-type="date">
            <text:p>20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52"/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23" calcext:value-type="date">
            <text:p>23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53"/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4" office:value-type="date" office:date-value="2023-02-23" calcext:value-type="date">
            <text:p>23.02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Model Selection, Regularization RecEx</text:p>
          </table:table-cell>
          <table:table-cell table:style-name="ce110"/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3-02-27" calcext:value-type="date">
            <text:p>27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52"/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2" calcext:value-type="date">
            <text:p>02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53"/>
          <table:table-cell table:style-name="ce66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4" office:value-type="date" office:date-value="2023-03-02" calcext:value-type="date">
            <text:p>02.03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Moving Beyond Linearity RecEx</text:p>
          </table:table-cell>
          <table:table-cell table:style-name="ce110"/>
          <table:table-cell table:style-name="ce6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3-03-06" calcext:value-type="date">
            <text:p>06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52"/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9" calcext:value-type="date">
            <text:p>09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53"/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4" office:value-type="date" office:date-value="2023-03-09" calcext:value-type="date">
            <text:p>09.03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Tree-based methods RecEx</text:p>
          </table:table-cell>
          <table:table-cell table:style-name="ce110"/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3-03-13" calcext:value-type="date">
            <text:p>13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52"/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4">
          <table:table-cell table:style-name="ce10"/>
          <table:table-cell table:style-name="ce21"/>
          <table:table-cell table:style-name="ce33" office:value-type="date" office:date-value="2023-03-16" calcext:value-type="date">
            <text:p>16.03.23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53"/>
          <table:table-cell table:style-name="ce3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4" office:value-type="date" office:date-value="2023-03-16" calcext:value-type="date">
            <text:p>16.03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Support Vector Machines RecEx</text:p>
          </table:table-cell>
          <table:table-cell table:style-name="ce110"/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3-03-20" calcext:value-type="date">
            <text:p>20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52"/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23" calcext:value-type="date">
            <text:p>23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53"/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4" office:value-type="date" office:date-value="2023-03-23" calcext:value-type="date">
            <text:p>23.03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Unsupervised learning RecEx</text:p>
          </table:table-cell>
          <table:table-cell table:style-name="ce110"/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9"/>
          <table:table-cell table:style-name="ce77" office:value-type="date" office:date-value="2023-03-27" calcext:value-type="date">
            <text:p>27.03.23</text:p>
          </table:table-cell>
          <table:table-cell table:style-name="ce73" office:value-type="string" calcext:value-type="string">
            <text:p>Monday</text:p>
          </table:table-cell>
          <table:table-cell office:value-type="string" calcext:value-type="string">
            <text:p>Excursion week (no lecture)</text:p>
          </table:table-cell>
          <table:table-cell table:style-name="ce52"/>
          <table:table-cell table:style-name="ce83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30" calcext:value-type="date">
            <text:p>30.03.23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53"/>
          <table:table-cell table:style-name="ce83"/>
          <table:table-cell table:number-columns-repeated="3"/>
        </table:table-row>
        <table:table-row table:style-name="ro1">
          <table:table-cell table:style-name="ce13"/>
          <table:table-cell table:style-name="ce42"/>
          <table:table-cell table:style-name="ce64" office:value-type="date" office:date-value="2023-03-30" calcext:value-type="date">
            <text:p>30.03.23</text:p>
          </table:table-cell>
          <table:table-cell table:style-name="ce94" office:value-type="string" calcext:value-type="string">
            <text:p>Thursday</text:p>
          </table:table-cell>
          <table:table-cell table:style-name="ce75" office:value-type="string" calcext:value-type="string">
            <text:p>Excursion week (no lecture)</text:p>
          </table:table-cell>
          <table:table-cell table:style-name="ce110" office:value-type="string" calcext:value-type="string">
            <text:p><text:s/></text:p>
          </table:table-cell>
          <table:table-cell table:style-name="ce84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7" table:number-rows-spanned="1">
            <text:p>Easter break</text:p>
          </table:table-cell>
          <table:covered-table-cell table:style-name="ce42"/>
          <table:covered-table-cell table:style-name="ce64"/>
          <table:covered-table-cell table:number-columns-repeated="2" table:style-name="ce94"/>
          <table:covered-table-cell table:style-name="ce110"/>
          <table:covered-table-cell table:style-name="ce77"/>
          <table:table-cell table:number-columns-repeated="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4"/>
          <table:table-cell table:style-name="ce77" office:value-type="string" calcext:value-type="string">
            <text:p>Easter Monday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Off</text:p>
          </table:table-cell>
          <table:table-cell table:style-name="ce52"/>
          <table:table-cell table:style-name="ce124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53"/>
          <table:table-cell table:style-name="ce125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Compulsory Exercise 2</text:p>
          </table:table-cell>
          <table:table-cell table:style-name="ce110"/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47"/>
          <table:table-cell table:style-name="ce76" office:value-type="date" office:date-value="2023-04-17" calcext:value-type="date">
            <text:p>17.04.23</text:p>
          </table:table-cell>
          <table:table-cell table:style-name="ce95" office:value-type="string" calcext:value-type="string">
            <text:p>Mon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11"/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80" office:value-type="date" office:date-value="2023-04-20" calcext:value-type="date">
            <text:p>20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12"/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81" office:value-type="date" office:date-value="2023-04-20" calcext:value-type="date">
            <text:p>20.04.23</text:p>
          </table:table-cell>
          <table:table-cell table:style-name="ce94" office:value-type="string" calcext:value-type="string">
            <text:p>Thursday</text:p>
          </table:table-cell>
          <table:table-cell table:style-name="ce94" office:value-type="string" calcext:value-type="string">
            <text:p>Compulsory Exercise 2</text:p>
          </table:table-cell>
          <table:table-cell table:style-name="ce113" office:value-type="string" calcext:value-type="string">
            <text:p><text:s/>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49" office:value-type="string" calcext:value-type="string">
            <text:p>Module 11</text:p>
          </table:table-cell>
          <table:table-cell table:style-name="ce82" office:value-type="date" office:date-value="2023-04-24" calcext:value-type="date">
            <text:p>24.04.23</text:p>
          </table:table-cell>
          <table:table-cell table:style-name="ce96"/>
          <table:table-cell table:style-name="ce95" office:value-type="string" calcext:value-type="string">
            <text:p>Neural Networks 1</text:p>
          </table:table-cell>
          <table:table-cell table:style-name="ce114"/>
          <table:table-cell table:style-name="ce12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4-27" calcext:value-type="date">
            <text:p>27.04.23</text:p>
          </table:table-cell>
          <table:table-cell table:style-name="ce97"/>
          <table:table-cell table:style-name="ce106" office:value-type="string" calcext:value-type="string">
            <text:p>Neural Networks 2</text:p>
          </table:table-cell>
          <table:table-cell table:style-name="ce115"/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86" office:value-type="date" office:date-value="2023-04-27" calcext:value-type="date">
            <text:p>27.04.23</text:p>
          </table:table-cell>
          <table:table-cell table:style-name="ce98"/>
          <table:table-cell table:style-name="ce94" office:value-type="string" calcext:value-type="string">
            <text:p>Neural Networks RecEx</text:p>
          </table:table-cell>
          <table:table-cell table:style-name="ce116"/>
          <table:table-cell table:style-name="ce127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59" office:value-type="string" calcext:value-type="string">
            <text:p>Module 12</text:p>
          </table:table-cell>
          <table:table-cell table:style-name="ce87" office:value-type="string" calcext:value-type="string">
            <text:p><text:s/>First of May</text:p>
          </table:table-cell>
          <table:table-cell table:style-name="ce99"/>
          <table:table-cell table:style-name="ce107" office:value-type="string" calcext:value-type="string">
            <text:p>Off</text:p>
          </table:table-cell>
          <table:table-cell table:style-name="ce117"/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Summary and Outlook</text:p>
          </table:table-cell>
          <table:table-cell table:style-name="ce115"/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Question hour</text:p>
          </table:table-cell>
          <table:table-cell table:style-name="ce115"/>
          <table:table-cell table:style-name="ce128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6" table:number-columns-repeated="2"/>
          <table:table-cell table:style-name="ce78" table:number-columns-repeated="4"/>
          <table:table-cell table:number-columns-repeated="3"/>
        </table:table-row>
        <table:table-row table:style-name="ro5">
          <table:table-cell/>
          <table:table-cell table:style-name="ce37"/>
          <table:table-cell table:style-name="ce55"/>
          <table:table-cell table:style-name="ce70"/>
          <table:table-cell table:number-columns-repeated="6"/>
        </table:table-row>
        <table:table-row table:style-name="ro1">
          <table:table-cell/>
          <table:table-cell table:style-name="ce35"/>
          <table:table-cell table:style-name="ce56"/>
          <table:table-cell table:style-name="ce72" table:number-columns-repeated="4"/>
          <table:table-cell table:number-columns-repeated="3"/>
        </table:table-row>
        <table:table-row table:style-name="ro1">
          <table:table-cell/>
          <table:table-cell table:style-name="ce35"/>
          <table:table-cell table:style-name="ce56"/>
          <table:table-cell table:style-name="ce72" office:value-type="string" calcext:value-type="string">
            <text:p><text:s/></text:p>
          </table:table-cell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41"/>
          <table:table-cell table:style-name="ce57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5">
          <table:table-cell/>
          <table:table-cell table:style-name="ce37"/>
          <table:table-cell table:number-columns-repeated="8"/>
        </table:table-row>
        <table:table-row table:style-name="ro1" table:number-rows-repeated="104851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.00.0000</text:date>, <text:time style:data-style-name="N2" text:time-value="12:43:40.7283284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2-11-23T12:54:40.419237040</dc:date>
    <dc:creator>Steffi </dc:creator>
    <meta:editing-duration>PT15H29M17S</meta:editing-duration>
    <meta:editing-cycles>193</meta:editing-cycles>
    <meta:generator>LibreOffice/6.0.7.3$Linux_X86_64 LibreOffice_project/00m0$Build-3</meta:generator>
    <meta:document-statistic meta:table-count="2" meta:cell-count="236" meta:object-count="0"/>
  </office:meta>
</office:document-meta>
</file>